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Bahnschrift" officeooo:rsid="001c58ac" officeooo:paragraph-rsid="001c58ac"/>
    </style:style>
    <style:style style:name="P2" style:family="paragraph" style:parent-style-name="Subtitle">
      <style:text-properties style:font-name="Bahnschrift"/>
    </style:style>
    <style:style style:name="P3" style:family="paragraph" style:parent-style-name="Standard">
      <style:text-properties fo:font-variant="normal" fo:text-transform="none" fo:color="#313339" loext:opacity="100%" style:font-name="Bahnschrift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text-properties fo:font-size="14pt" officeooo:rsid="001412a9" officeooo:paragraph-rsid="001412a9" style:font-size-asian="14pt" style:font-size-complex="14pt"/>
    </style:style>
    <style:style style:name="P5" style:family="paragraph" style:parent-style-name="Text_20_body">
      <style:text-properties fo:font-size="14pt" officeooo:rsid="0015f3f2" officeooo:paragraph-rsid="001412a9" style:font-size-asian="14pt" style:font-size-complex="14pt"/>
    </style:style>
    <style:style style:name="P6" style:family="paragraph" style:parent-style-name="Text_20_body">
      <style:text-properties fo:font-size="14pt" officeooo:rsid="0015f3f2" officeooo:paragraph-rsid="0015f3f2" style:font-size-asian="14pt" style:font-size-complex="14pt"/>
    </style:style>
    <style:style style:name="P7" style:family="paragraph" style:parent-style-name="Text_20_body">
      <style:text-properties style:font-name="Bahnschrift" fo:font-size="14pt" officeooo:rsid="0019a9f2" officeooo:paragraph-rsid="00184751" style:font-size-asian="14pt" style:font-size-complex="14pt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paragraph-rsid="001b6267"/>
    </style:style>
    <style:style style:name="P9" style:family="paragraph" style:parent-style-name="Text_20_body">
      <style:text-properties fo:font-size="14pt" officeooo:rsid="00184751" officeooo:paragraph-rsid="00184751" style:font-size-asian="14pt" style:font-size-complex="14pt"/>
    </style:style>
    <style:style style:name="P10" style:family="paragraph" style:parent-style-name="Text_20_body" style:list-style-name="L2">
      <style:text-properties fo:font-size="14pt" officeooo:rsid="0019a9f2" officeooo:paragraph-rsid="0019a9f2" style:font-size-asian="14pt" style:font-size-complex="14pt"/>
    </style:style>
    <style:style style:name="T1" style:family="text">
      <style:text-properties fo:font-variant="normal" fo:text-transform="none" fo:color="#313339" loext:opacity="100%" style:font-name="Bahnschrift" fo:font-size="14pt" fo:letter-spacing="normal" fo:font-style="normal" fo:font-weight="normal" style:font-size-asian="14pt" style:font-size-complex="14pt"/>
    </style:style>
    <style:style style:name="T2" style:family="text">
      <style:text-properties fo:color="#313339" loext:opacity="100%" style:font-name="Bahnschrift" fo:font-size="14pt" fo:letter-spacing="normal" fo:font-weight="normal" style:font-size-asian="14pt" style:font-size-complex="14pt"/>
    </style:style>
    <style:style style:name="T3" style:family="text">
      <style:text-properties fo:font-variant="normal" fo:text-transform="none" fo:color="#313339" loext:opacity="100%" style:font-name="Bahnschrift" fo:font-size="14pt" fo:letter-spacing="normal" style:font-size-asian="14pt" style:font-size-complex="14pt"/>
    </style:style>
    <style:style style:name="T4" style:family="text">
      <style:text-properties style:font-name="Bahnschrift" fo:font-size="14pt" style:font-size-asian="14pt" style:font-size-complex="14pt"/>
    </style:style>
    <style:style style:name="T5" style:family="text">
      <style:text-properties fo:font-variant="normal" fo:text-transform="none" fo:color="#313339" loext:opacity="100%" style:font-name="Bahnschrift" fo:letter-spacing="normal" fo:font-style="normal" fo:font-weight="normal"/>
    </style:style>
    <style:style style:name="T6" style:family="text">
      <style:text-properties style:font-name="Bahnschrift"/>
    </style:style>
    <style:style style:name="T7" style:family="text">
      <style:text-properties fo:font-variant="normal" fo:text-transform="none" fo:color="#313339" loext:opacity="100%" style:font-name="Bahnschrif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313339" loext:opacity="100%" fo:font-family="sans-serif" fo:font-size="13.5pt" fo:letter-spacing="normal" fo:font-style="normal" fo:font-weight="normal"/>
    </style:style>
    <style:style style:name="T9" style:family="text">
      <style:text-properties fo:font-variant="normal" fo:text-transform="none" fo:color="#313339" loext:opacity="100%" fo:letter-spacing="normal" fo:font-style="normal" fo:font-weight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Bahnschrift" fo:font-size="14pt" style:text-underline-style="none" style:text-blinking="false" fo:background-color="#ffffff" loext:char-shading-value="0" style:font-size-asian="14pt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Bahnschrift" fo:font-size="14pt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Bahnschrift" fo:font-size="14pt" fo:font-style="normal" style:text-underline-style="none" fo:font-weight="bold" style:text-blinking="false" fo:background-color="#ffffff" loext:char-shading-value="0" style:font-size-asian="14pt" style:font-size-complex="14pt"/>
    </style:style>
    <style:style style:name="T13" style:family="text">
      <style:text-properties fo:font-size="14pt" officeooo:rsid="00184751" style:font-size-asian="14pt" style:font-size-complex="14pt"/>
    </style:style>
    <text:list-style style:name="L1">
      <text:list-level-style-bullet text:level="1" text:style-name="Bullet_20_Symbols" text:bullet-char="►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►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►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►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►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►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olonized History</text:p>
      <text:p text:style-name="P2">Home page</text:p>
      <text:p text:style-name="P3"/>
      <text:p text:style-name="Standard"><text:span text:style-name="T1">The purpose of </text:span><text:span text:style-name="Emphasis"><text:span text:style-name="T2">Decolonized History</text:span></text:span><text:span text:style-name="T3"> </text:span><text:span text:style-name="T1">is to present History that is not taught in school in an accurate and understandable way.</text:span><text:span text:style-name="T4"> </text:span></text:p>
      <text:p text:style-name="P4"/>
      <text:p text:style-name="P5"><text:span text:style-name="T5">History is nuanced, needlessly complicated, where complex ideas are dumbed-down, while stupid ideas become so bickered over that you’d have to be masochistic to approach History with honesty.</text:span><text:span text:style-name="T6"><text:line-break/></text:span><text:span text:style-name="T5">Meanwhile </text:span><text:span text:style-name="T7">History is just the broad study of change over time</text:span><text:span text:style-name="T5">.</text:span><text:span text:style-name="T6"><text:line-break/></text:span><text:span text:style-name="T5">And this change over time is told through different forms of storytelling.</text:span><text:span text:style-name="T6"><text:line-break/></text:span><text:span text:style-name="T5">When we refer to decolonizing History we are simply talking honestly about the study of change over time</text:span><text:span text:style-name="T8">.</text:span> </text:p>
      <text:p text:style-name="P6"/>
      <text:p text:style-name="P4">"Decolonization is the dismantling of the process by which one nation asserts and establishes its domination and control over another nation’s land, people and culture"</text:p>
      <text:p text:style-name="P4">- British Colombia's Office of the Human Rights Commissioner</text:p>
      <text:p text:style-name="P4"/>
      <text:p text:style-name="P7"><text:span text:style-name="T9">Which means are only hope is cutting the crap, and the first step of doing that is understanding that...</text:span> </text:p>
      <text:list text:style-name="L1">
        <text:list-item>
          <text:p text:style-name="P8"><text:span text:style-name="T10">“</text:span><text:span text:style-name="T11">No clear and unequivocal evidence of racism has been found in other cultures or in Europe before the Middle Ages.”  - </text:span><text:span text:style-name="T12">George M. Fredrickson</text:span><text:span text:style-name="T13">Race: A Profitable Myth - To learn why "Race" was conceptualized in the 18th century, Click Here</text:span></text:p>
        </text:list-item>
      </text:list>
      <text:p text:style-name="P9"/>
      <text:p text:style-name="P9"/>
      <text:list text:style-name="L2">
        <text:list-item>
          <text:p text:style-name="P10">If we didn’t crap in our textbooks, then our heads wouldn’t be full of shit. </text:p>
        </text:list-item>
      </text:list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Bahnschrift" fo:font-family="Bahnschrift" style:font-family-generic="swiss" style:font-pitch="variable" officeooo:rsid="001412a9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2T09:05:23.863811300</meta:creation-date>
    <dc:date>2025-08-03T10:45:09.058740100</dc:date>
    <meta:editing-duration>PT1H16M55S</meta:editing-duration>
    <meta:editing-cycles>4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9" meta:word-count="204" meta:character-count="1237" meta:non-whitespace-character-count="1039"/>
  </office:meta>
</office:document-meta>
</file>